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5cm" draw:marker-start-width="0.8cm" draw:marker-end-width="0.8cm" draw:fill="none" draw:textarea-horizontal-align="center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style:text-properties fo:font-family="'Bitstream Charter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family="'Bitstream Charter'" style:font-family-generic="roman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8cm" svg:height="6.915cm" draw:transform="rotate (-1.47113802650693) translate (8.38125930234168cm 1.31194601823958cm)" svg:viewBox="0 0 6219 6916" svg:d="m0-9503c5075-497 6119-895 4229-2089-893-467 99-995 696-1940 845-1337 1294-2886 1294-2886">
          <text:p/>
        </draw:path>
        <draw:g>
          <draw:line draw:style-name="gr2" draw:text-style-name="P1" draw:layer="layout" svg:x1="4.5cm" svg:y1="4.8cm" svg:x2="4.5cm" svg:y2="6.47cm">
            <text:p/>
          </draw:line>
          <draw:custom-shape draw:style-name="gr3" draw:text-style-name="P1" draw:layer="layout" svg:width="1cm" svg:height="1.002cm" svg:x="4cm" svg:y="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6cm" svg:y1="5.4cm" svg:x2="5.6cm" svg:y2="7.07cm">
            <text:p/>
          </draw:line>
          <draw:custom-shape draw:style-name="gr3" draw:text-style-name="P1" draw:layer="layout" svg:width="1cm" svg:height="1.002cm" svg:x="5.1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4cm" svg:y1="6.3cm" svg:x2="6.4cm" svg:y2="8.13cm">
            <text:p/>
          </draw:line>
          <draw:custom-shape draw:style-name="gr3" draw:text-style-name="P1" draw:layer="layout" svg:width="1cm" svg:height="0.998cm" svg:x="5.9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7.3cm" svg:y1="5.4cm" svg:x2="7.3cm" svg:y2="7.73cm">
            <text:p/>
          </draw:line>
          <draw:custom-shape draw:style-name="gr3" draw:text-style-name="P1" draw:layer="layout" svg:width="1cm" svg:height="0.998cm" svg:x="6.8cm" svg:y="6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8.3cm" svg:y1="5.9cm" svg:x2="8.3cm" svg:y2="9.23cm">
            <text:p/>
          </draw:line>
          <draw:custom-shape draw:style-name="gr3" draw:text-style-name="P1" draw:layer="layout" svg:width="1cm" svg:height="0.999cm" svg:x="7.8cm" svg:y="6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3" draw:layer="layout" svg:width="5.622cm" svg:height="4.325cm" svg:x="2.777cm" svg:y="1.071cm">
          <draw:text-box>
            <text:p text:style-name="P2"><text:span text:style-name="T1">FIT</text:span></text:p>
          </draw:text-box>
        </draw:frame>
        <draw:g>
          <draw:line draw:style-name="gr2" draw:text-style-name="P1" draw:layer="layout" svg:x1="3.9cm" svg:y1="5.7cm" svg:x2="3.9cm" svg:y2="7.37cm">
            <text:p/>
          </draw:line>
          <draw:custom-shape draw:style-name="gr3" draw:text-style-name="P1" draw:layer="layout" svg:width="1cm" svg:height="1.002cm" svg:x="3.4cm" svg:y="6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3.1cm" svg:y1="6.4cm" svg:x2="3.1cm" svg:y2="8.07cm">
            <text:p/>
          </draw:line>
          <draw:custom-shape draw:style-name="gr3" draw:text-style-name="P1" draw:layer="layout" svg:width="1cm" svg:height="1.002cm" svg:x="2.6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.4cm" svg:y1="4.8cm" svg:x2="2.4cm" svg:y2="6.47cm">
            <text:p/>
          </draw:line>
          <draw:custom-shape draw:style-name="gr3" draw:text-style-name="P1" draw:layer="layout" svg:width="1cm" svg:height="1.002cm" svg:x="1.9cm" svg:y="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.1cm" svg:y1="3.2cm" svg:x2="2.171cm" svg:y2="5.06cm">
            <text:p/>
          </draw:line>
          <draw:custom-shape draw:style-name="gr3" draw:text-style-name="P1" draw:layer="layout" svg:width="1cm" svg:height="1.004cm" svg:x="1.6cm" svg:y="3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.6cm" svg:y1="1.6cm" svg:x2="1.6cm" svg:y2="3.27cm">
            <text:p/>
          </draw:line>
          <draw:custom-shape draw:style-name="gr3" draw:text-style-name="P1" draw:layer="layout" svg:width="1cm" svg:height="1.002cm" svg:x="1.1cm" svg:y="1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9T22:00:08</meta:creation-date>
    <dc:date>2010-06-09T22:29:46</dc:date>
    <meta:editing-duration>PT00H26M46S</meta:editing-duration>
    <meta:editing-cycles>6</meta:editing-cycles>
    <meta:generator>OpenOffice.org/3.1$Linux OpenOffice.org_project/310m19$Build-9420</meta:generator>
    <meta:document-statistic meta:object-count="32"/>
  </office:meta>
</office:document-meta>
</file>